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Helvetica, Arial, sans-serif"/>
    <style:font-face style:name="apple-system" svg:font-family="apple-system, BlinkMacSystemFont, 'Segoe UI', Roboto, Ubuntu, 'Helvetica Neue', Helvetica,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top="0cm" fo:margin-bottom="0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top="0cm" fo:margin-bottom="0cm" style:contextual-spacing="false" fo:line-height="125%" fo:orphans="2" fo:widows="2"/>
      <style:text-properties fo:font-variant="normal" fo:text-transform="none" style:font-name="Roboto" fo:font-size="6.5pt" fo:letter-spacing="normal" fo:font-style="normal" fo:font-weight="normal"/>
    </style:style>
    <style:style style:name="P4" style:family="paragraph" style:parent-style-name="Text_20_body">
      <style:paragraph-properties fo:margin-top="0cm" fo:margin-bottom="0cm" style:contextual-spacing="false" fo:line-height="125%" fo:orphans="2" fo:widows="2"/>
      <style:text-properties fo:font-variant="normal" fo:text-transform="none" style:font-name="Roboto" fo:font-size="6.5pt" fo:letter-spacing="normal" fo:font-style="normal" fo:font-weight="normal" officeooo:paragraph-rsid="001daa1c"/>
    </style:style>
    <style:style style:name="P5" style:family="paragraph" style:parent-style-name="Text_20_body">
      <style:paragraph-properties fo:margin-top="0cm" fo:margin-bottom="0cm" style:contextual-spacing="false" fo:line-height="125%" fo:orphans="2" fo:widows="2"/>
    </style:style>
    <style:style style:name="P6" style:family="paragraph" style:parent-style-name="Text_20_body">
      <style:paragraph-properties fo:margin-top="0cm" fo:margin-bottom="0cm" style:contextual-spacing="false"/>
      <style:text-properties officeooo:paragraph-rsid="001c92a4"/>
    </style:style>
    <style:style style:name="P7" style:family="paragraph" style:parent-style-name="Standard">
      <style:text-properties officeooo:rsid="0019fb8b" officeooo:paragraph-rsid="0019fb8b"/>
    </style:style>
    <style:style style:name="P8" style:family="paragraph" style:parent-style-name="Standard">
      <style:text-properties officeooo:paragraph-rsid="0019fb8b"/>
    </style:style>
    <style:style style:name="P9" style:family="paragraph" style:parent-style-name="Standard">
      <style:text-properties officeooo:paragraph-rsid="001acdfc"/>
    </style:style>
    <style:style style:name="P10" style:family="paragraph" style:parent-style-name="Standard">
      <style:text-properties officeooo:rsid="001c92a4" officeooo:paragraph-rsid="001c92a4"/>
    </style:style>
    <style:style style:name="P11" style:family="paragraph" style:parent-style-name="Standard">
      <style:text-properties officeooo:paragraph-rsid="001c92a4"/>
    </style:style>
    <style:style style:name="P12" style:family="paragraph" style:parent-style-name="Heading_20_2">
      <style:text-properties fo:font-variant="normal" fo:text-transform="none" fo:color="#333333" loext:opacity="100%" style:text-line-through-style="none" style:text-line-through-type="none" style:font-name="Roboto" fo:letter-spacing="normal" fo:font-style="normal" style:text-underline-style="none" fo:font-weight="normal" style:text-blinking="false"/>
    </style:style>
    <style:style style:name="P13" style:family="paragraph" style:parent-style-name="Heading_20_2">
      <style:text-properties fo:font-variant="normal" fo:text-transform="none" fo:color="#333333" loext:opacity="100%" style:text-line-through-style="none" style:text-line-through-type="none" style:font-name="Roboto" fo:font-size="6.5pt" fo:letter-spacing="normal" fo:font-style="normal" style:text-underline-style="none" fo:font-weight="normal" officeooo:rsid="001acdfc" officeooo:paragraph-rsid="001acdfc" style:text-blinking="false"/>
    </style:style>
    <style:style style:name="P14" style:family="paragraph" style:parent-style-name="Heading_20_2">
      <style:text-properties officeooo:paragraph-rsid="00204de4"/>
    </style:style>
    <style:style style:name="P15" style:family="paragraph" style:parent-style-name="Standard">
      <style:text-properties fo:font-variant="normal" fo:text-transform="none" style:font-name="Roboto" fo:font-size="6.5pt" fo:letter-spacing="normal" fo:font-style="normal" fo:font-weight="normal" officeooo:paragraph-rsid="0019fb8b"/>
    </style:style>
    <style:style style:name="P16" style:family="paragraph" style:parent-style-name="Standard">
      <style:text-properties fo:font-variant="normal" fo:text-transform="none" style:font-name="Roboto" fo:font-size="6.5pt" fo:letter-spacing="normal" fo:font-style="normal" fo:font-weight="normal" officeooo:paragraph-rsid="001acdfc"/>
    </style:style>
    <style:style style:name="P17" style:family="paragraph" style:parent-style-name="Standard">
      <style:text-properties fo:font-variant="normal" fo:text-transform="none" style:font-name="Roboto" fo:font-size="6.5pt" fo:letter-spacing="normal" fo:font-style="normal" fo:font-weight="normal" officeooo:rsid="001acdfc" officeooo:paragraph-rsid="001acdfc"/>
    </style:style>
    <style:style style:name="P18" style:family="paragraph" style:parent-style-name="Standard">
      <style:text-properties officeooo:rsid="001acdfc" officeooo:paragraph-rsid="001acdfc"/>
    </style:style>
    <style:style style:name="P19" style:family="paragraph" style:parent-style-name="Standard">
      <style:text-properties officeooo:paragraph-rsid="0022b6ef"/>
    </style:style>
    <style:style style:name="P20" style:family="paragraph" style:parent-style-name="Text_20_body">
      <style:paragraph-properties fo:margin-top="0cm" fo:margin-bottom="0cm" style:contextual-spacing="false"/>
      <style:text-properties officeooo:paragraph-rsid="002165e5"/>
    </style:style>
    <style:style style:name="T1" style:family="text">
      <style:text-properties fo:font-variant="normal" fo:text-transform="none" style:font-name="Roboto" fo:font-size="6.5pt" fo:letter-spacing="normal" fo:font-style="normal" fo:font-weight="normal"/>
    </style:style>
    <style:style style:name="T2" style:family="text">
      <style:text-properties fo:font-variant="normal" fo:text-transform="none" style:font-name="Roboto" fo:font-size="6.5pt" fo:letter-spacing="normal" fo:font-style="normal" fo:font-weight="normal" officeooo:rsid="001acdfc"/>
    </style:style>
    <style:style style:name="T3" style:family="text">
      <style:text-properties fo:font-variant="normal" fo:text-transform="none" fo:color="#111111" loext:opacity="100%" style:font-name="apple-system" fo:letter-spacing="normal" fo:font-style="normal" fo:font-weight="normal"/>
    </style:style>
    <style:style style:name="T4" style:family="text">
      <style:text-properties fo:font-variant="normal" fo:text-transform="none" fo:color="#333333" loext:opacity="100%" style:text-line-through-style="none" style:text-line-through-type="none" style:font-name="Roboto" fo:font-size="6.5pt" fo:letter-spacing="normal" fo:font-style="normal" style:text-underline-style="none" fo:font-weight="bold" style:text-blinking="false"/>
    </style:style>
    <style:style style:name="T5" style:family="text">
      <style:text-properties fo:font-variant="normal" fo:text-transform="none" fo:color="#333333" loext:opacity="100%" style:text-line-through-style="none" style:text-line-through-type="none" style:font-name="Roboto" fo:font-size="6.5pt" fo:letter-spacing="normal" fo:font-style="normal" style:text-underline-style="none" fo:font-weight="bold" officeooo:rsid="001c92a4" style:text-blinking="false"/>
    </style:style>
    <style:style style:name="T6" style:family="text">
      <style:text-properties officeooo:rsid="0019fb8b"/>
    </style:style>
    <style:style style:name="T7" style:family="text">
      <style:text-properties style:font-name="Arial" fo:font-size="12pt" officeooo:rsid="0019fb8b" style:font-size-asian="12pt" style:font-size-complex="12pt"/>
    </style:style>
    <style:style style:name="T8" style:family="text">
      <style:text-properties officeooo:rsid="001acdfc"/>
    </style:style>
    <style:style style:name="T9" style:family="text">
      <style:text-properties officeooo:rsid="001c92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Atividade </text:span><text:span text:style-name="T3">2.3 Extreme Programming</text:span></text:p>
      <text:p text:style-name="P7"/>
      <text:p text:style-name="P8"><text:span text:style-name="T7">1- </text:span><text:span text:style-name="T1">Dentre os princípios, o que seria o peopleware?E em relação ao mercado, como é qualificada uma empresa cujo seu ponto forte é o xp, e como são classificados os desenvolvedores de métodos xp? Quais os benefícios das empresas que usam o método para desenvolvimento?</text:span> </text:p>
      <text:p text:style-name="P8"/>
      <text:p text:style-name="P8"/>
      <text:p text:style-name="P8"><text:span text:style-name="T6">2-) </text:span><text:span text:style-name="T1">Cite a diferença entre release em XP e release gerência de configuração.</text:span> </text:p>
      <text:p text:style-name="P8"/>
      <text:p text:style-name="P8"/>
      <text:p text:style-name="P8"><text:span text:style-name="T6">3-) </text:span><text:span text:style-name="T1">Extreme Programming leva uma abordagem “extrema” para o desenvolvimento incremental. Novas versões do software podem ser construídas várias vezes por dia e releases são entregues aos clientes a cada duas semanas, aproximadamente. Prazos de releases nunca são desrespeitados. Se houver problemas de desenvolvimento, o cliente é consultado e a funcionalidade é removida do release planejado.</text:span></text:p>
      <text:p text:style-name="P8"><text:span text:style-name="T1">( ) Certo ( ) Errado</text:span> </text:p>
      <text:p text:style-name="P8"/>
      <text:p text:style-name="P8"/>
      <text:p text:style-name="P8"><text:span text:style-name="T6">4-) </text:span><text:span text:style-name="T1">Para começar a usar XP precisamos de: Para as alternativas marque V para verdadeiro e F para falso</text:span></text:p>
      <text:p text:style-name="P15"><text:s/>( <text:s/>) Definir a duração de uma iteração. ( <text:s/>) Definir um contrato fixo com o cliente. ( <text:s text:c="2"/>) Definir o número de iterações de uma release. ( <text:s text:c="2"/>) Um conjunto de histórias, escritas pelo representante dos clientes. ( <text:s text:c="2"/>) Definir todos os requisitos dos sistemas no início. ( <text:s text:c="2"/>) Estimativas para cada história, feitas pelos desenvolvedores. ( <text:s text:c="2"/>) Definir a velocidade do time, isto é, o número de story points que ele consegue implementar por iteração. ( <text:s text:c="3"/>) Priorizar os modelos que serão desenvolvidos na fase de planejamento. ( <text:s text:c="2"/>) Priorizar as histórias; ( <text:s text:c="2"/>) Planejamento de releases; </text:p>
      <text:p text:style-name="P15"/>
      <text:p text:style-name="P15"/>
      <text:p text:style-name="P15"/>
      <text:p text:style-name="P9"><text:span text:style-name="T2">5-) </text:span><text:span text:style-name="T1">Quando um projeto XP termina? </text:span></text:p>
      <text:p text:style-name="P16"/>
      <text:p text:style-name="P9"><text:line-break/><text:span text:style-name="T2">6-) De acordo com o livro Engenharia de Software Moderna de Marco Tulio Valente, quais são o valores atribuídos ao XP (Extreme Programming)? </text:span></text:p>
      <text:p text:style-name="P17">I) Comunicação, simplicidade, resposta rápida, lealdade, respeito e qualidade de vida.</text:p>
      <text:p text:style-name="P17">II) Simplicidade, resposta rápida, lealdade, respeito e qualidade de serviços.</text:p>
      <text:p text:style-name="P17">III) Comunicação, simplicidade, feedback, coragem, respeito e qualidade de vida.</text:p>
      <text:p text:style-name="P17">IV) Criatividade, simplicidade, feedback, empatia, respeito e qualidade de vida.</text:p>
      <text:h text:style-name="P12" text:outline-level="2"/>
      <text:p text:style-name="P9"><text:span text:style-name="T8">7-) </text:span><text:span text:style-name="T1">Explique o que é programação em pares e o porquê desta técnica ser tão polêmica. </text:span></text:p>
      <text:p text:style-name="P16"/>
      <text:p text:style-name="P16"/>
      <text:p text:style-name="P16"/>
      <text:p text:style-name="P9"><text:span text:style-name="T2">8-) </text:span><text:span text:style-name="T1">Cite exemplos de Design Incremental no XP. </text:span></text:p>
      <text:p text:style-name="P17"/>
      <text:p text:style-name="P17"/>
      <text:p text:style-name="P9"><text:span text:style-name="T2">9-) </text:span><text:span text:style-name="T1">1-O feedback pode ser feito por pessoas que não "fazem" parte do projeto, ou somente pelos clientes e pelos próprios programadores? 2-Caso ocorra uma mudança de ideia do cliente, o representante do cliente tem que reescrever toda a historia, ou somente é adaptado o projeto sem precisar de mudança na história? </text:span></text:p>
      <text:h text:style-name="P13" text:outline-level="2"/>
      <text:p text:style-name="P17"/>
      <text:p text:style-name="P17"/>
      <text:p text:style-name="P9"><text:span text:style-name="T2">10-) </text:span><text:span text:style-name="T1">O XP (Extreme Programming), uma metodologia ágil de desenvolvimento, foi empregado, pela primeira vez, em 1996, em um projeto da Chrysler, chamado de C3 (Chrysler Comprehensive Compensation). Considerando que são apresentados cinco principais valores, assinale, a seguir, dois desses valores. </text:span></text:p>
      <text:p text:style-name="P16">Alternativas (A) Revisão e Respeito. </text:p>
      <text:p text:style-name="P16">(B) Coragem e Respeito. </text:p>
      <text:p text:style-name="P16">(C) Simplicidade e Revisão.</text:p>
      <text:p text:style-name="P16">(D) Feedback e Informação.</text:p>
      <text:p text:style-name="Standard"/>
      <text:h text:style-name="P12" text:outline-level="2"/>
      <text:p text:style-name="Standard"/>
      <text:p text:style-name="P18">11-) </text:p>
      <text:p text:style-name="P16"/>
      <text:p text:style-name="P16">Responda V ou F a respeito do termo Baby Steps na metodologia XP: </text:p>
      <text:p text:style-name="P16">( <text:s text:c="4"/>)É melhor um progresso seguro, testado e validado, mesmo que pequeno, do que grandes implementações com riscos de serem descartadas pelos usuários. ( <text:s text:c="4"/>)Grandes revoluções são melhores do que pequenas melhorias. </text:p>
      <text:p text:style-name="P19"><text:span text:style-name="T1">( <text:s text:c="4"/>)O importante é garantir melhorias contínuas, não importando que sejam pequenas, desde que na direção correta </text:span></text:p>
      <text:p text:style-name="P19"><text:span text:style-name="T1">( <text:s text:c="4"/>)Baby Steps diz respeito às pequenas iterações na metodologia XP.</text:span> <text:line-break/></text:p>
      <text:p text:style-name="P17"/>
      <text:p text:style-name="P9"><text:span text:style-name="T2">12-) </text:span><text:span text:style-name="T1">o que seria um story point no metodo xp?</text:span></text:p>
      <text:h text:style-name="P13" text:outline-level="2"/>
      <text:p text:style-name="P17"/>
      <text:p text:style-name="Standard"><text:soft-page-break/><text:line-break/><text:line-break/><text:span text:style-name="T8">13-) </text:span><text:span text:style-name="T1">O método Extreme Programming possui bastantes peculiaridades a respeito de seus valores (mesmo estando de acordo com os métodos ágeis). Desta maneira, como você definiria a maneira como os processos XP lidam com o design dos softwares? Existe uma etapa definida para design?</text:span></text:p>
      <text:p text:style-name="P2"><text:line-break/></text:p>
      <text:p text:style-name="P11"><text:span text:style-name="T9">14-) </text:span><text:span text:style-name="T1">O termo release é muito utilizado na área de desenvolvimento como sinônimo de atualização. No entanto, quando nos referimos a metodologias de desenvolvimento ágil de software essa expressão adquire outros significados. Desta forma, explique o que é uma release no método Extreme Programming (XP), citando um exemplo prático.</text:span></text:p>
      <text:p text:style-name="P10"/>
      <text:p text:style-name="P10"/>
      <text:h text:style-name="P14" text:outline-level="2"><text:span text:style-name="T5">15-) </text:span><text:span text:style-name="T1">1) Complete a frase: um projeto XP é organizado em: ______, que são conjunto de iterações, com duração total de alguns meses. ______, que são conjuntos de tarefas resultantes da decomposição de histórias, com duração total de algumas semanas. ______, com duração de alguns dias. </text:span></text:h>
      <text:h text:style-name="P14" text:outline-level="2"><text:span text:style-name="T1">A) release, tarefas, iterações </text:span></text:h>
      <text:h text:style-name="P14" text:outline-level="2"><text:span text:style-name="T1">B) tarefas, release, interações</text:span></text:h>
      <text:h text:style-name="P14" text:outline-level="2"><text:span text:style-name="T1"><text:s/>C)release interações, tarefas </text:span></text:h>
      <text:h text:style-name="P14" text:outline-level="2"><text:span text:style-name="T1">D) Nenhuma das alternativas</text:span></text:h>
      <text:p text:style-name="P6"/>
      <text:p text:style-name="P6"><text:span text:style-name="T5">16-) </text:span><text:span text:style-name="T1">XP defende que o desenvolvimento de projetos de software seja norteado por três valores principais. Quais são esses valores? Explique os mesmos .</text:span></text:p>
      <text:p text:style-name="P2"/>
      <text:h text:style-name="P1" text:outline-level="2"><text:span text:style-name="T5">17-) </text:span><text:span text:style-name="T1">Extreme Programming é dinâmica e flexível. Contém um conjunto de fatores que se utilizam para projetos em XP. E dentre eles, tem as Small Releases (pequenas versões), basicamente as interações são concluídas, o cliente recebe pequenas versões, visando basicamente o que? E o que essas Small Releases (pequenas versões) permitem de auxilio nos projetos?</text:span></text:h>
      <text:p text:style-name="Standard"><text:line-break/><text:span text:style-name="T9">18-) </text:span><text:span text:style-name="T1">Durante a criação do projeto, ele pode voltar para a equipe de desenvolvimento, ou seja, passar por todo o processo novamente para que se conserte os erros encontrados durante a criação e testes. Há um limite de vezes que o projeto pode retornar? Explique.</text:span></text:p>
      <text:p text:style-name="P20"><text:line-break/><text:span text:style-name="T9">19-) </text:span><text:span text:style-name="T1">Sobre XP é correto afirmar: </text:span></text:p>
      <text:p text:style-name="P20"><text:span text:style-name="T1">I - O gerente de projetos é o profissional que faz o 'meio de campo' entre o cliente e a equipe de desenvolvimento; </text:span></text:p>
      <text:p text:style-name="P4">II - XP é um método ágil que não é focado apenas em desenvolvimento de software;</text:p>
      <text:p text:style-name="P4"><text:s/>III - Uma Story Point se refere ao tamanho da história de usuário, ou ainda, ao seu grau de complexidade de implementação. Não é definida pela equipe de desenvolvimento;</text:p>
      <text:p text:style-name="P4"><text:s/>IV- Uma iteração no XP varia de 1 a 3 semanas; </text:p>
      <text:p text:style-name="P4">V - Uma iteração é um conjunto de releases.</text:p>
      <text:p text:style-name="P4"><text:s/>a) I e II </text:p>
      <text:p text:style-name="P4">b) II e III </text:p>
      <text:p text:style-name="P4">c) IV</text:p>
      <text:p text:style-name="P4">d) IV e V</text:p>
      <text:p text:style-name="P4">e) todas estão corretas </text:p>
      <text:p text:style-name="P3"/>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Helvetica, Arial, sans-serif"/>
    <style:font-face style:name="apple-system" svg:font-family="apple-system, BlinkMacSystemFont, 'Segoe UI', Roboto, Ubuntu, 'Helvetica Neue', Helvetica,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7T10:15:38.882000000</meta:creation-date>
    <dc:date>2023-04-24T21:45:48.996000000</dc:date>
    <meta:editing-duration>PT6H27M7S</meta:editing-duration>
    <meta:editing-cycles>7</meta:editing-cycles>
    <meta:generator>LibreOffice/7.1.0.3$Windows_X86_64 LibreOffice_project/f6099ecf3d29644b5008cc8f48f42f4a40986e4c</meta:generator>
    <meta:document-statistic meta:table-count="0" meta:image-count="0" meta:object-count="0" meta:page-count="2" meta:paragraph-count="49" meta:word-count="920" meta:character-count="5702" meta:non-whitespace-character-count="4757"/>
  </office:meta>
</office:document-meta>
</file>